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4a7" officeooo:paragraph-rsid="001d8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 text:c="2"/>"rewrites": [</text:p>
      <text:p text:style-name="P1"><text:s text:c="4"/>{ "source": "/api/(.*)", "destination": "/api/$1" },</text:p>
      <text:p text:style-name="P1"><text:s text:c="4"/>{ "source": "/(.*)", "destination": "/index.html" }</text:p>
      <text:p text:style-name="P1"><text:s text:c="2"/>]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3T02:28:15.860157844</meta:creation-date>
    <dc:date>2026-04-03T02:28:39.535920883</dc:date>
    <meta:editing-duration>PT24S</meta:editing-duration>
    <meta:editing-cycles>1</meta:editing-cycles>
    <meta:document-statistic meta:table-count="0" meta:image-count="0" meta:object-count="0" meta:page-count="1" meta:paragraph-count="6" meta:word-count="17" meta:character-count="131" meta:non-whitespace-character-count="108"/>
    <meta:generator>LibreOffice/7.3.7.2$Linux_X86_64 LibreOffice_project/30$Build-2</meta:generator>
  </office:meta>
</office:document-meta>
</file>